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材质变化</text:p>
          </table:table-cell>
          <table:covered-table-cell table:number-columns-repeated="3" table:style-name="ce3"/>
          <table:table-cell/>
          <table:table-cell table:style-name="ce7" office:value-type="string" calcext:value-type="string" table:number-columns-spanned="4" table:number-rows-spanned="1">
            <text:p>障碍物</text:p>
          </table:table-cell>
          <table:covered-table-cell table:number-columns-repeated="3" table:style-name="ce8"/>
          <table:table-cell/>
          <table:table-cell table:style-name="ce7" office:value-type="string" calcext:value-type="string" table:number-columns-spanned="4" table:number-rows-spanned="1">
            <text:p>Forest</text:p>
          </table:table-cell>
          <table:covered-table-cell table:number-columns-repeated="3" table:style-name="ce8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SiamF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nsT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iamF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nsT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iamF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nsT</text:p>
          </table:table-cell>
          <table:covered-table-cell table:style-name="ce4"/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EL</text:p>
          </table:table-cell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<text:s text:c="5"/>EL</text:p>
          </table:table-cell>
          <table:table-cell/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<text:s text:c="5"/>EL</text:p>
          </table:table-cell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<text:s text:c="5"/>EL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<text:s text:c="5"/>E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s text:c="5"/>EL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61.7054487697741" calcext:value-type="float">
            <text:p>61.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.855408781492" calcext:value-type="float">
            <text:p>72.855408781492</text:p>
          </table:table-cell>
          <table:table-cell table:style-name="ce1" office:value-type="float" office:value="82" calcext:value-type="float">
            <text:p>82</text:p>
          </table:table-cell>
          <table:table-cell/>
          <table:table-cell table:style-name="ce1" office:value-type="float" office:value="69.269014820599" calcext:value-type="float">
            <text:p>69.26901482059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6.015940417938" calcext:value-type="float">
            <text:p>76.015940417938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office:value-type="float" office:value="25.5952701518866" calcext:value-type="float">
            <text:p>25.5952701518866</text:p>
          </table:table-cell>
          <table:table-cell office:value-type="float" office:value="29" calcext:value-type="float">
            <text:p>29</text:p>
          </table:table-cell>
          <table:table-cell office:value-type="float" office:value="267.540912286879" calcext:value-type="float">
            <text:p>267.540912286879</text:p>
          </table:table-cell>
          <table:table-cell office:value-type="float" office:value="289" calcext:value-type="float">
            <text:p>28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33.7026768972382" calcext:value-type="float">
            <text:p>33.7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66.312768579275" calcext:value-type="float">
            <text:p>466.31276857927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4.52652801839099" calcext:value-type="float">
            <text:p>4.5265280183909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1.969079435794" calcext:value-type="float">
            <text:p>161.969079435794</text:p>
          </table:table-cell>
          <table:table-cell table:style-name="ce1" office:value-type="float" office:value="173" calcext:value-type="float">
            <text:p>173</text:p>
          </table:table-cell>
          <table:table-cell/>
          <table:table-cell office:value-type="float" office:value="91.8712044363486" calcext:value-type="float">
            <text:p>91.8712044363486</text:p>
          </table:table-cell>
          <table:table-cell office:value-type="float" office:value="102" calcext:value-type="float">
            <text:p>102</text:p>
          </table:table-cell>
          <table:table-cell office:value-type="float" office:value="432.10399598914" calcext:value-type="float">
            <text:p>432.10399598914</text:p>
          </table:table-cell>
          <table:table-cell office:value-type="float" office:value="473" calcext:value-type="float">
            <text:p>47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268.064667561826" calcext:value-type="float">
            <text:p>268.06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60.058690997722" calcext:value-type="float">
            <text:p>460.058690997722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455.818171148486" calcext:value-type="float">
            <text:p>455.818171148486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72.684259574984" calcext:value-type="float">
            <text:p>472.684259574984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5.7819830225366" calcext:value-type="float">
            <text:p>15.7819830225366</text:p>
          </table:table-cell>
          <table:table-cell office:value-type="float" office:value="19" calcext:value-type="float">
            <text:p>19</text:p>
          </table:table-cell>
          <table:table-cell office:value-type="float" office:value="91.1512215072102" calcext:value-type="float">
            <text:p>91.1512215072102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64.4078665532669" calcext:value-type="float">
            <text:p>64.4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72.212049288517" calcext:value-type="float">
            <text:p>472.212049288517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20.2319452795433" calcext:value-type="float">
            <text:p>20.23194527954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5.296726731418" calcext:value-type="float">
            <text:p>325.296726731418</text:p>
          </table:table-cell>
          <table:table-cell table:style-name="ce1" office:value-type="float" office:value="347" calcext:value-type="float">
            <text:p>347</text:p>
          </table:table-cell>
          <table:table-cell/>
          <table:table-cell office:value-type="float" office:value="37.9407495076147" calcext:value-type="float">
            <text:p>37.9407495076147</text:p>
          </table:table-cell>
          <table:table-cell office:value-type="float" office:value="42" calcext:value-type="float">
            <text:p>42</text:p>
          </table:table-cell>
          <table:table-cell office:value-type="float" office:value="113.635622512903" calcext:value-type="float">
            <text:p>113.635622512903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73.7378899069274" calcext:value-type="float">
            <text:p>73.7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7.3028175931083" calcext:value-type="float">
            <text:p>97.3028175931083</text:p>
          </table:table-cell>
          <table:table-cell table:style-name="ce1" office:value-type="float" office:value="106" calcext:value-type="float">
            <text:p>106</text:p>
          </table:table-cell>
          <table:table-cell/>
          <table:table-cell table:style-name="ce1" office:value-type="float" office:value="38.3131577258404" calcext:value-type="float">
            <text:p>38.313157725840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1.277037104844" calcext:value-type="float">
            <text:p>281.277037104844</text:p>
          </table:table-cell>
          <table:table-cell table:style-name="ce1" office:value-type="float" office:value="309" calcext:value-type="float">
            <text:p>309</text:p>
          </table:table-cell>
          <table:table-cell/>
          <table:table-cell office:value-type="float" office:value="306.583943012693" calcext:value-type="float">
            <text:p>306.583943012693</text:p>
          </table:table-cell>
          <table:table-cell office:value-type="float" office:value="351" calcext:value-type="float">
            <text:p>351</text:p>
          </table:table-cell>
          <table:table-cell office:value-type="float" office:value="336.888771618509" calcext:value-type="float">
            <text:p>336.888771618509</text:p>
          </table:table-cell>
          <table:table-cell office:value-type="float" office:value="371" calcext:value-type="float">
            <text:p>37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51.0096485240053" calcext:value-type="float">
            <text:p>51.0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70.830712566627" calcext:value-type="float">
            <text:p>470.830712566627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43.2181748034007" calcext:value-type="float">
            <text:p>43.218174803400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7.918016691379" calcext:value-type="float">
            <text:p>467.918016691379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235.148249132264" calcext:value-type="float">
            <text:p>235.148249132264</text:p>
          </table:table-cell>
          <table:table-cell office:value-type="float" office:value="250" calcext:value-type="float">
            <text:p>250</text:p>
          </table:table-cell>
          <table:table-cell office:value-type="float" office:value="184.086009767643" calcext:value-type="float">
            <text:p>184.086009767643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53.5912174436958" calcext:value-type="float">
            <text:p>53.5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3.23518401811" calcext:value-type="float">
            <text:p>463.23518401811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7.12687541981767" calcext:value-type="float">
            <text:p>7.1268754198176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5.338019469364" calcext:value-type="float">
            <text:p>175.338019469364</text:p>
          </table:table-cell>
          <table:table-cell table:style-name="ce1" office:value-type="float" office:value="196" calcext:value-type="float">
            <text:p>196</text:p>
          </table:table-cell>
          <table:table-cell/>
          <table:table-cell office:value-type="float" office:value="247.771574673743" calcext:value-type="float">
            <text:p>247.771574673743</text:p>
          </table:table-cell>
          <table:table-cell office:value-type="float" office:value="271" calcext:value-type="float">
            <text:p>271</text:p>
          </table:table-cell>
          <table:table-cell office:value-type="float" office:value="43.4284177734768" calcext:value-type="float">
            <text:p>43.4284177734768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25.4360325420209" calcext:value-type="float">
            <text:p>25.4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64.946818653664" calcext:value-type="float">
            <text:p>464.946818653664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50.6850544390212" calcext:value-type="float">
            <text:p>50.68505443902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5.6763742954953" calcext:value-type="float">
            <text:p>25.6763742954953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office:value-type="float" office:value="19.0837385325992" calcext:value-type="float">
            <text:p>19.0837385325992</text:p>
          </table:table-cell>
          <table:table-cell office:value-type="float" office:value="22" calcext:value-type="float">
            <text:p>22</text:p>
          </table:table-cell>
          <table:table-cell office:value-type="float" office:value="210.891701150855" calcext:value-type="float">
            <text:p>210.891701150855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42.0406250059873" calcext:value-type="float">
            <text:p>42.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7.655830680705" calcext:value-type="float">
            <text:p>467.655830680705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float" office:value="82.3423579311554" calcext:value-type="float">
            <text:p>82.34235793115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75.437548074556" calcext:value-type="float">
            <text:p>475.437548074556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253.411391076674" calcext:value-type="float">
            <text:p>253.411391076674</text:p>
          </table:table-cell>
          <table:table-cell office:value-type="float" office:value="270" calcext:value-type="float">
            <text:p>270</text:p>
          </table:table-cell>
          <table:table-cell office:value-type="float" office:value="224.459075640061" calcext:value-type="float">
            <text:p>224.459075640061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 office:value-type="float" office:value="77.7501810017973" calcext:value-type="float">
            <text:p>77.7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89.091217164805" calcext:value-type="float">
            <text:p>289.091217164805</text:p>
          </table:table-cell>
          <table:table-cell table:style-name="ce1" office:value-type="float" office:value="315" calcext:value-type="float">
            <text:p>315</text:p>
          </table:table-cell>
          <table:table-cell/>
          <table:table-cell table:style-name="ce1" office:value-type="float" office:value="37.6623033875808" calcext:value-type="float">
            <text:p>37.662303387580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3.785471273142" calcext:value-type="float">
            <text:p>383.785471273142</text:p>
          </table:table-cell>
          <table:table-cell table:style-name="ce1" office:value-type="float" office:value="411" calcext:value-type="float">
            <text:p>411</text:p>
          </table:table-cell>
          <table:table-cell/>
          <table:table-cell office:value-type="float" office:value="40.9561610074693" calcext:value-type="float">
            <text:p>40.9561610074693</text:p>
          </table:table-cell>
          <table:table-cell office:value-type="float" office:value="51" calcext:value-type="float">
            <text:p>51</text:p>
          </table:table-cell>
          <table:table-cell office:value-type="float" office:value="188.156548270969" calcext:value-type="float">
            <text:p>188.156548270969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均值</text:p>
          </table:table-cell>
          <table:table-cell table:style-name="ce1" table:formula="of:=AVERAGE([.C4:.C13])" office:value-type="float" office:value="75.1446254206539" calcext:value-type="float">
            <text:p>75.1446254206539</text:p>
          </table:table-cell>
          <table:table-cell table:style-name="ce1" table:formula="of:=AVERAGE([.D4:.D13])" office:value-type="float" office:value="83.8" calcext:value-type="float">
            <text:p>83.8</text:p>
          </table:table-cell>
          <table:table-cell table:style-name="ce1" table:formula="of:=AVERAGE([.E4:.E13])" office:value-type="float" office:value="372.450149832403" calcext:value-type="float">
            <text:p>372.450149832403</text:p>
          </table:table-cell>
          <table:table-cell table:style-name="ce1" table:formula="of:=AVERAGE([.F4:.F13])" office:value-type="float" office:value="400.3" calcext:value-type="float">
            <text:p>400.3</text:p>
          </table:table-cell>
          <table:table-cell table:style-name="ce2" office:value-type="string" calcext:value-type="string">
            <text:p>均值</text:p>
          </table:table-cell>
          <table:table-cell table:style-name="ce1" table:formula="of:=AVERAGE([.H4:.H13])" office:value-type="float" office:value="80.9193582973836" calcext:value-type="float">
            <text:p>80.9193582973836</text:p>
          </table:table-cell>
          <table:table-cell table:style-name="ce1" table:formula="of:=AVERAGE([.I4:.I13])" office:value-type="float" office:value="89.4" calcext:value-type="float">
            <text:p>89.4</text:p>
          </table:table-cell>
          <table:table-cell table:style-name="ce1" table:formula="of:=AVERAGE([.J4:.J13])" office:value-type="float" office:value="284.539847306891" calcext:value-type="float">
            <text:p>284.539847306891</text:p>
          </table:table-cell>
          <table:table-cell table:style-name="ce1" table:formula="of:=AVERAGE([.K4:.K13])" office:value-type="float" office:value="305" calcext:value-type="float">
            <text:p>305</text:p>
          </table:table-cell>
          <table:table-cell table:style-name="ce2" office:value-type="string" calcext:value-type="string">
            <text:p>均值</text:p>
          </table:table-cell>
          <table:table-cell table:style-name="ce1" table:formula="of:=AVERAGE([.M4:.M13])" office:value-type="float" office:value="127.414426455383" calcext:value-type="float">
            <text:p>127.414426455383</text:p>
          </table:table-cell>
          <table:table-cell table:style-name="ce1" table:formula="of:=AVERAGE([.N4:.N13])" office:value-type="float" office:value="140.7" calcext:value-type="float">
            <text:p>140.7</text:p>
          </table:table-cell>
          <table:table-cell table:style-name="ce1" table:formula="of:=AVERAGE([.O4:.O13])" office:value-type="float" office:value="209.234227651765" calcext:value-type="float">
            <text:p>209.234227651765</text:p>
          </table:table-cell>
          <table:table-cell table:style-name="ce1" table:formula="of:=AVERAGE([.P4:.P13])" office:value-type="float" office:value="229.2" calcext:value-type="float">
            <text:p>229.2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标准差</text:p>
          </table:table-cell>
          <table:table-cell table:style-name="ce1" table:formula="of:=STDEV([.C4:.C13])" office:value-type="float" office:value="69.8045689339904" calcext:value-type="float">
            <text:p>69.8045689339904</text:p>
          </table:table-cell>
          <table:table-cell table:style-name="ce1" table:formula="of:=STDEV([.D4:.D13])" office:value-type="float" office:value="75.9514464788013" calcext:value-type="float">
            <text:p>75.9514464788013</text:p>
          </table:table-cell>
          <table:table-cell table:style-name="ce1" table:formula="of:=STDEV([.E4:.E13])" office:value-type="float" office:value="161.379494838957" calcext:value-type="float">
            <text:p>161.379494838957</text:p>
          </table:table-cell>
          <table:table-cell table:style-name="ce1" table:formula="of:=STDEV([.F4:.F13])" office:value-type="float" office:value="171.523921234199" calcext:value-type="float">
            <text:p>171.523921234199</text:p>
          </table:table-cell>
          <table:table-cell table:style-name="ce2" office:value-type="string" calcext:value-type="string">
            <text:p>标准差</text:p>
          </table:table-cell>
          <table:table-cell table:style-name="ce1" table:formula="of:=STDEV([.H4:.H13])" office:value-type="float" office:value="134.028598087447" calcext:value-type="float">
            <text:p>134.028598087447</text:p>
          </table:table-cell>
          <table:table-cell table:style-name="ce1" table:formula="of:=STDEV([.I4:.I13])" office:value-type="float" office:value="141.71113027721" calcext:value-type="float">
            <text:p>141.71113027721</text:p>
          </table:table-cell>
          <table:table-cell table:style-name="ce1" table:formula="of:=STDEV([.J4:.J13])" office:value-type="float" office:value="168.13698707486" calcext:value-type="float">
            <text:p>168.13698707486</text:p>
          </table:table-cell>
          <table:table-cell table:style-name="ce1" table:formula="of:=STDEV([.K4:.K13])" office:value-type="float" office:value="176.621377842862" calcext:value-type="float">
            <text:p>176.621377842862</text:p>
          </table:table-cell>
          <table:table-cell table:style-name="ce2" office:value-type="string" calcext:value-type="string">
            <text:p>标准差</text:p>
          </table:table-cell>
          <table:table-cell table:style-name="ce1" table:formula="of:=STDEV([.M4:.M13])" office:value-type="float" office:value="118.029065421411" calcext:value-type="float">
            <text:p>118.029065421411</text:p>
          </table:table-cell>
          <table:table-cell table:style-name="ce1" table:formula="of:=STDEV([.N4:.N13])" office:value-type="float" office:value="129.328221548465" calcext:value-type="float">
            <text:p>129.328221548465</text:p>
          </table:table-cell>
          <table:table-cell table:style-name="ce1" table:formula="of:=STDEV([.O4:.O13])" office:value-type="float" office:value="116.070757436416" calcext:value-type="float">
            <text:p>116.070757436416</text:p>
          </table:table-cell>
          <table:table-cell table:style-name="ce1" table:formula="of:=STDEV([.P4:.P13])" office:value-type="float" office:value="126.53923414411" calcext:value-type="float">
            <text:p>126.53923414411</text:p>
          </table:table-cell>
          <table:table-cell table:number-columns-repeated="100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1" style:font-size-asian="10pt" style:language-asian="zh" style:country-asian="CN" style:font-name-complex="Noto Sans CJK SC1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</number:time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hours/>
      <number:text>时</number:text>
      <number:minutes number:style="long"/>
      <number:text>分</number:text>
    </number:time-style>
    <number:date-style style:name="N133">
      <number:month/>
      <number:text>-</number:text>
      <number:day/>
      <number:text>-</number:text>
      <number:year/>
    </number:date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0">
      <number:year number:style="long"/>
      <number:text>-</number:text>
      <number:month/>
      <number:text>-</number:text>
      <number:day/>
    </number:date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style:font-name="Noto Sans CJK SC" fo:font-family="'Noto Sans CJK SC'" style:font-family-generic="swiss" style:font-name-asian="Noto Sans CJK SC" style:font-family-asian="'Noto Sans CJK SC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工作表1" style:display-name="PageStyle_工作表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页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6:24</meta:creation-date>
    <dc:language>zh-CN</dc:language>
    <dc:date>2023-09-25T16:10:46.716154929</dc:date>
    <meta:editing-cycles>4</meta:editing-cycles>
    <meta:editing-duration>PT23H20M27S</meta:editing-duration>
    <meta:generator>LibreOffice/7.3.7.2$Linux_X86_64 LibreOffice_project/30$Build-2</meta:generator>
    <meta:document-statistic meta:table-count="1" meta:cell-count="171" meta:object-count="0"/>
    <meta:user-defined meta:name="AppVersion">15.0000</meta:user-defined>
  </office:meta>
</office:document-meta>
</file>